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4A000000C5B808C140.jpg"/>
  <manifest:file-entry manifest:media-type="image/png" manifest:full-path="Pictures/1000020100000347000000FDF86C4AE7.png"/>
  <manifest:file-entry manifest:media-type="image/png" manifest:full-path="Pictures/100000000000000C0000000C72CDBB5E.png"/>
  <manifest:file-entry manifest:media-type="image/png" manifest:full-path="Pictures/100000000000000C0000000CB07DB5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8.239cm" fo:margin-left="-0.132cm" style:page-number="auto" table:align="left" style:writing-mode="lr-tb"/>
    </style:style>
    <style:style style:name="Table1.A" style:family="table-column">
      <style:table-column-properties style:column-width="0.697cm"/>
    </style:style>
    <style:style style:name="Table1.B" style:family="table-column">
      <style:table-column-properties style:column-width="0.06cm"/>
    </style:style>
    <style:style style:name="Table1.C" style:family="table-column">
      <style:table-column-properties style:column-width="5.327cm"/>
    </style:style>
    <style:style style:name="Table1.D" style:family="table-column">
      <style:table-column-properties style:column-width="0.042cm"/>
    </style:style>
    <style:style style:name="Table1.E" style:family="table-column">
      <style:table-column-properties style:column-width="0.667cm"/>
    </style:style>
    <style:style style:name="Table1.F" style:family="table-column">
      <style:table-column-properties style:column-width="0.901cm"/>
    </style:style>
    <style:style style:name="Table1.G" style:family="table-column">
      <style:table-column-properties style:column-width="1.42cm"/>
    </style:style>
    <style:style style:name="Table1.H" style:family="table-column">
      <style:table-column-properties style:column-width="0.854cm"/>
    </style:style>
    <style:style style:name="Table1.I" style:family="table-column">
      <style:table-column-properties style:column-width="0.896cm"/>
    </style:style>
    <style:style style:name="Table1.J" style:family="table-column">
      <style:table-column-properties style:column-width="0.691cm"/>
    </style:style>
    <style:style style:name="Table1.K" style:family="table-column">
      <style:table-column-properties style:column-width="0.318cm"/>
    </style:style>
    <style:style style:name="Table1.M" style:family="table-column">
      <style:table-column-properties style:column-width="1.974cm"/>
    </style:style>
    <style:style style:name="Table1.N" style:family="table-column">
      <style:table-column-properties style:column-width="4.075cm"/>
    </style:style>
    <style:style style:name="Table1.1" style:family="table-row">
      <style:table-row-properties style:min-row-height="1.275cm" style:keep-together="true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H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2" style:family="table-row">
      <style:table-row-properties style:keep-together="false" fo:keep-together="always"/>
    </style:style>
    <style:style style:name="Table1.A2.1" style:family="table-column">
      <style:table-column-properties style:column-width="9.114cm"/>
    </style:style>
    <style:style style:name="Table1.A2.1" style:family="table-row">
      <style:table-row-properties style:row-height="2.101cm" style:keep-together="false" fo:keep-together="always"/>
    </style:style>
    <style:style style:name="Table1.A2.2" style:family="table-row">
      <style:table-row-properties style:row-height="1.501cm" style:keep-together="false" fo:keep-together="always"/>
    </style:style>
    <style:style style:name="Table1.H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1.3" style:family="table-row">
      <style:table-row-properties style:min-row-height="1.566cm" style:keep-together="false" fo:keep-together="always"/>
    </style:style>
    <style:style style:name="Table1.A3" style:family="table-cell">
      <style:table-cell-properties style:vertical-align="" fo:padding-left="0.123cm" fo:padding-right="0.123cm" fo:padding-top="0cm" fo:padding-bottom="0cm" fo:border="none" style:writing-mode="lr-tb"/>
    </style:style>
    <style:style style:name="Table1.H3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e1.4" style:family="table-row">
      <style:table-row-properties style:row-height="1.3cm" style:keep-together="false" fo:keep-together="always"/>
    </style:style>
    <style:style style:name="Table1.A5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B5.1" style:family="table-column">
      <style:table-column-properties style:column-width="7.996cm"/>
    </style:style>
    <style:style style:name="Table1.B5.2" style:family="table-column">
      <style:table-column-properties style:column-width="0.416cm"/>
    </style:style>
    <style:style style:name="Table1.B5.3" style:family="table-column">
      <style:table-column-properties style:column-width="2.759cm"/>
    </style:style>
    <style:style style:name="Table1.B5.4" style:family="table-column">
      <style:table-column-properties style:column-width="6.371cm"/>
    </style:style>
    <style:style style:name="Table1.B5.1" style:family="table-row">
      <style:table-row-properties style:row-height="1.132cm" style:keep-together="false" fo:keep-together="always"/>
    </style:style>
    <style:style style:name="Table1.B5.2.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3.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1.B5.4.1" style:family="table-cell">
      <style:table-cell-properties style:vertical-align="middle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1.B5.2.2.1" style:family="table-column">
      <style:table-column-properties style:column-width="0.415cm"/>
    </style:style>
    <style:style style:name="Table1.B5.2.2.3" style:family="table-column">
      <style:table-column-properties style:column-width="6.373cm"/>
    </style:style>
    <style:style style:name="Table1.B5.2.2.1" style:family="table-row">
      <style:table-row-properties style:row-height="1cm" style:keep-together="false" fo:keep-together="always"/>
    </style:style>
    <style:style style:name="Table1.B5.2.2.2.1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2.2.3.1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B5.2.2.3" style:family="table-row">
      <style:table-row-properties style:row-height="1.148cm" style:keep-together="false" fo:keep-together="always"/>
    </style:style>
    <style:style style:name="Table1.B5.2.2.2.3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5.2.2.3.3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1.6" style:family="table-row">
      <style:table-row-properties style:row-height="1.7cm" style:keep-together="true" fo:keep-together="auto"/>
    </style:style>
    <style:style style:name="Table1.10" style:family="table-row">
      <style:table-row-properties style:row-height="0.801cm" style:keep-together="false" fo:keep-together="always"/>
    </style:style>
    <style:style style:name="Table1.13" style:family="table-row">
      <style:table-row-properties style:min-row-height="1.009cm" style:keep-together="false" fo:keep-together="always"/>
    </style:style>
    <style:style style:name="Table1.A1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14" style:family="table-row">
      <style:table-row-properties style:keep-together="true" fo:keep-together="auto"/>
    </style:style>
    <style:style style:name="Table1.16" style:family="table-row">
      <style:table-row-properties style:min-row-height="0.309cm" style:keep-together="true" fo:keep-together="auto"/>
    </style:style>
    <style:style style:name="Table1.17" style:family="table-row">
      <style:table-row-properties style:min-row-height="1.349cm" style:keep-together="false" fo:keep-together="always"/>
    </style:style>
    <style:style style:name="P1" style:family="paragraph" style:parent-style-name="Header">
      <style:paragraph-properties fo:margin-left="0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2pt" fo:language="zxx" fo:country="none" style:font-size-asian="2pt" style:language-asian="zxx" style:country-asian="none" style:font-size-complex="2pt"/>
    </style:style>
    <style:style style:name="P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fo:color="#000000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color="#333333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333333" style:font-name="Arial" fo:font-size="8pt" style:font-size-asian="8pt" style:font-size-complex="8pt"/>
    </style:style>
    <style:style style:name="P6" style:family="paragraph" style:parent-style-name="Standard">
      <style:paragraph-properties>
        <style:tab-stops>
          <style:tab-stop style:position="11.43cm" style:type="right"/>
          <style:tab-stop style:position="13.97cm" style:type="char" style:char="."/>
        </style:tab-stops>
      </style:paragraph-properties>
      <style:text-properties fo:font-size="8pt" style:font-size-asian="8pt" style:font-name-complex="Arial"/>
    </style:style>
    <style:style style:name="P7" style:family="paragraph" style:parent-style-name="Standard">
      <style:text-properties fo:font-size="8pt" fo:language="de" fo:country="CH" style:font-size-asian="8pt" style:font-name-complex="Arial"/>
    </style:style>
    <style:style style:name="P8" style:family="paragraph" style:parent-style-name="Standard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fo:font-size="8pt" fo:language="de" fo:country="CH" style:font-size-asian="8pt" style:font-name-complex="Arial"/>
    </style:style>
    <style:style style:name="P9" style:family="paragraph" style:parent-style-name="Standard">
      <style:paragraph-properties style:snap-to-layout-grid="false"/>
      <style:text-properties fo:font-size="8pt" fo:language="de" fo:country="CH" style:font-size-asian="8pt" style:font-name-complex="Arial"/>
    </style:style>
    <style:style style:name="P10" style:family="paragraph" style:parent-style-name="Standard">
      <style:text-properties style:font-name="Gill Sans MT"/>
    </style:style>
    <style:style style:name="P11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Gill Sans MT" fo:font-size="7pt" style:font-size-asian="7pt" style:font-name-complex="Arial"/>
    </style:style>
    <style:style style:name="P12" style:family="paragraph" style:parent-style-name="Standard">
      <style:paragraph-properties style:snap-to-layout-grid="false">
        <style:tab-stops>
          <style:tab-stop style:position="2.858cm"/>
        </style:tab-stops>
      </style:paragraph-properties>
      <style:text-properties style:font-name="Gill Sans MT" fo:font-size="7pt" style:font-size-asian="7pt" style:font-name-complex="Arial"/>
    </style:style>
    <style:style style:name="P13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Gill Sans MT" fo:font-size="7pt" style:font-size-asian="7pt"/>
    </style:style>
    <style:style style:name="P14" style:family="paragraph" style:parent-style-name="Standard">
      <style:text-properties style:font-name="Gill Sans MT" fo:font-size="7pt" style:font-size-asian="7pt" style:font-size-complex="7pt"/>
    </style:style>
    <style:style style:name="P15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Gill Sans MT" fo:font-size="7pt" fo:language="de" fo:country="CH" style:font-size-asian="7pt" style:font-name-complex="Arial"/>
    </style:style>
    <style:style style:name="P16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Gill Sans MT" fo:font-size="6pt" style:font-size-asian="6pt" style:font-name-complex="Arial" style:font-size-complex="6pt"/>
    </style:style>
    <style:style style:name="P17" style:family="paragraph" style:parent-style-name="Standard">
      <style:paragraph-properties style:snap-to-layout-grid="false">
        <style:tab-stops>
          <style:tab-stop style:position="2.858cm"/>
        </style:tab-stops>
      </style:paragraph-properties>
      <style:text-properties style:font-name="Gill Sans MT" fo:font-size="6pt" style:font-size-asian="6pt" style:font-name-complex="Arial" style:font-size-complex="6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fo:font-size="2pt" style:font-size-asian="2pt" style:font-size-complex="2pt"/>
    </style:style>
    <style:style style:name="P20" style:family="paragraph" style:parent-style-name="Text">
      <style:paragraph-properties style:snap-to-layout-grid="false"/>
      <style:text-properties fo:language="de" fo:country="CH" style:font-name-complex="Arial" style:font-weight-complex="bold"/>
    </style:style>
    <style:style style:name="P21" style:family="paragraph" style:parent-style-name="Text">
      <style:paragraph-properties fo:text-align="start" style:justify-single-word="false" style:snap-to-layout-grid="false"/>
      <style:text-properties fo:language="de" fo:country="CH" style:font-name-complex="Arial" style:font-weight-complex="bold"/>
    </style:style>
    <style:style style:name="P22" style:family="paragraph" style:parent-style-name="Text">
      <style:paragraph-properties fo:text-align="start" style:justify-single-word="false" style:snap-to-layout-grid="false"/>
      <style:text-properties fo:language="de" fo:country="CH" style:font-name-complex="Arial"/>
    </style:style>
    <style:style style:name="P23" style:family="paragraph" style:parent-style-name="Text">
      <style:text-properties fo:font-size="8pt" style:font-size-asian="8pt" style:font-name-complex="Arial"/>
    </style:style>
    <style:style style:name="P24" style:family="paragraph" style:parent-style-name="Text">
      <style:paragraph-properties fo:text-align="start" style:justify-single-word="false"/>
      <style:text-properties fo:font-size="8pt" style:font-size-asian="8pt" style:font-name-complex="Arial"/>
    </style:style>
    <style:style style:name="P25" style:family="paragraph" style:parent-style-name="Text">
      <style:paragraph-properties fo:text-align="start" style:justify-single-word="false" style:snap-to-layout-grid="false"/>
      <style:text-properties fo:font-size="8pt" style:font-size-asian="8pt" style:font-name-complex="Arial"/>
    </style:style>
    <style:style style:name="P26" style:family="paragraph" style:parent-style-name="Text">
      <style:paragraph-properties fo:text-align="start" style:justify-single-word="false"/>
      <style:text-properties fo:font-size="8pt" fo:language="de" fo:country="CH" style:font-size-asian="8pt" style:font-name-complex="Arial"/>
    </style:style>
    <style:style style:name="P27" style:family="paragraph" style:parent-style-name="Text">
      <style:paragraph-properties fo:text-align="start" style:justify-single-word="false" style:snap-to-layout-grid="false"/>
      <style:text-properties fo:font-size="8pt" fo:language="de" fo:country="CH" style:font-size-asian="8pt" style:font-name-complex="Arial"/>
    </style:style>
    <style:style style:name="P28" style:family="paragraph" style:parent-style-name="Text">
      <style:paragraph-properties style:snap-to-layout-grid="false"/>
      <style:text-properties fo:font-size="8pt" fo:language="de" fo:country="CH" style:font-size-asian="8pt" style:font-name-complex="Arial"/>
    </style:style>
    <style:style style:name="P29" style:family="paragraph" style:parent-style-name="Text">
      <style:paragraph-properties fo:text-align="start" style:justify-single-word="false"/>
      <style:text-properties fo:font-size="8pt" fo:language="de" fo:country="CH" style:font-size-asian="8pt" style:font-name-complex="Arial" style:font-size-complex="8pt" style:font-weight-complex="bold"/>
    </style:style>
    <style:style style:name="P30" style:family="paragraph" style:parent-style-name="Text">
      <style:paragraph-properties fo:text-align="start" style:justify-single-word="false" style:snap-to-layout-grid="false"/>
      <style:text-properties fo:font-size="8pt" fo:language="de" fo:country="CH" style:font-size-asian="8pt" style:font-name-complex="Arial" style:font-size-complex="8pt" style:font-weight-complex="bold"/>
    </style:style>
    <style:style style:name="P31" style:family="paragraph" style:parent-style-name="Text">
      <style:paragraph-properties fo:text-align="start" style:justify-single-word="false" style:snap-to-layout-grid="false"/>
      <style:text-properties fo:font-size="8pt" fo:language="de" fo:country="CH" fo:font-weight="bold" style:font-size-asian="8pt" style:font-weight-asian="bold" style:font-name-complex="Arial"/>
    </style:style>
    <style:style style:name="P32" style:family="paragraph" style:parent-style-name="Text">
      <style:paragraph-properties fo:text-align="start" style:justify-single-word="false" style:snap-to-layout-grid="false"/>
      <style:text-properties fo:font-size="8pt" fo:font-weight="bold" style:font-size-asian="8pt" style:font-weight-asian="bold"/>
    </style:style>
    <style:style style:name="P33" style:family="paragraph" style:parent-style-name="Text">
      <style:paragraph-properties fo:text-align="start" style:justify-single-word="false" style:snap-to-layout-grid="false"/>
    </style:style>
    <style:style style:name="P34" style:family="paragraph" style:parent-style-name="Text">
      <style:paragraph-properties fo:text-align="start" style:justify-single-word="false" style:snap-to-layout-grid="false"/>
      <style:text-properties style:font-name-complex="Arial"/>
    </style:style>
    <style:style style:name="P35" style:family="paragraph" style:parent-style-name="Text">
      <style:paragraph-properties fo:text-align="start" style:justify-single-word="false" style:snap-to-layout-grid="false"/>
      <style:text-properties fo:font-size="7pt" fo:language="de" fo:country="CH" style:font-size-asian="7pt" style:font-name-complex="Arial"/>
    </style:style>
    <style:style style:name="P36" style:family="paragraph" style:parent-style-name="Text">
      <style:paragraph-properties fo:text-align="start" style:justify-single-word="false"/>
      <style:text-properties fo:font-size="7pt" style:font-size-asian="7pt"/>
    </style:style>
    <style:style style:name="P37" style:family="paragraph" style:parent-style-name="Text">
      <style:paragraph-properties fo:text-align="start" style:justify-single-word="false" style:snap-to-layout-grid="false"/>
      <style:text-properties fo:font-size="7pt" style:font-size-asian="7pt" style:font-name-complex="Arial"/>
    </style:style>
    <style:style style:name="P38" style:family="paragraph" style:parent-style-name="Text">
      <style:paragraph-properties fo:text-align="start" style:justify-single-word="false"/>
      <style:text-properties fo:font-size="10.5pt" fo:language="de" fo:country="CH" fo:font-weight="bold" style:font-size-asian="10.5pt" style:font-weight-asian="bold" style:font-name-complex="Arial"/>
    </style:style>
    <style:style style:name="P39" style:family="paragraph" style:parent-style-name="Text">
      <style:paragraph-properties fo:text-align="start" style:justify-single-word="false" style:snap-to-layout-grid="false"/>
      <style:text-properties fo:font-size="10.5pt" fo:font-weight="bold" style:font-size-asian="10.5pt" style:font-weight-asian="bold" style:font-name-complex="Arial"/>
    </style:style>
    <style:style style:name="P40" style:family="paragraph" style:parent-style-name="Text">
      <style:paragraph-properties fo:text-align="start" style:justify-single-word="false"/>
      <style:text-properties fo:font-size="10.5pt" fo:font-weight="bold" style:font-size-asian="10.5pt" style:font-weight-asian="bold"/>
    </style:style>
    <style:style style:name="P41" style:family="paragraph" style:parent-style-name="Text">
      <style:paragraph-properties fo:text-align="start" style:justify-single-word="false"/>
      <style:text-properties fo:font-size="9pt" fo:language="de" fo:country="CH" fo:font-weight="bold" style:font-size-asian="9pt" style:font-weight-asian="bold" style:font-weight-complex="bold"/>
    </style:style>
    <style:style style:name="P42" style:family="paragraph" style:parent-style-name="Text">
      <style:paragraph-properties fo:text-align="start" style:justify-single-word="false" style:snap-to-layout-grid="false"/>
      <style:text-properties fo:font-size="9pt" fo:language="de" fo:country="CH" fo:font-weight="bold" style:font-size-asian="9pt" style:font-weight-asian="bold" style:font-weight-complex="bold"/>
    </style:style>
    <style:style style:name="P43" style:family="paragraph" style:parent-style-name="Text">
      <style:paragraph-properties fo:text-align="start" style:justify-single-word="false"/>
      <style:text-properties fo:font-size="9pt" fo:font-weight="bold" style:font-size-asian="9pt" style:font-weight-asian="bold" style:font-size-complex="12pt" style:font-weight-complex="bold"/>
    </style:style>
    <style:style style:name="P44" style:family="paragraph" style:parent-style-name="Text">
      <style:paragraph-properties style:snap-to-layout-grid="false"/>
      <style:text-properties fo:font-size="10pt" fo:language="de" fo:country="CH" fo:font-weight="bold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Gill Sans MT" fo:font-size="8pt" fo:language="de" fo:country="CH" style:font-size-asian="8pt"/>
    </style:style>
    <style:style style:name="P46" style:family="paragraph" style:parent-style-name="Standard">
      <style:paragraph-properties fo:margin-top="0.319cm" fo:margin-bottom="0cm"/>
    </style:style>
    <style:style style:name="P47" style:family="paragraph" style:parent-style-name="Standard">
      <style:paragraph-properties fo:margin-top="0.18cm" fo:margin-bottom="0cm"/>
    </style:style>
    <style:style style:name="P48" style:family="paragraph" style:parent-style-name="Text">
      <style:paragraph-properties fo:margin-top="0cm" fo:margin-bottom="0cm" fo:text-align="start" style:justify-single-word="false" style:snap-to-layout-grid="false"/>
      <style:text-properties fo:font-size="8pt" style:font-size-asian="8pt" style:font-name-complex="Arial"/>
    </style:style>
    <style:style style:name="T1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font-size="8pt" style:font-size-asian="8pt" style:font-name-complex="Arial"/>
    </style:style>
    <style:style style:name="T3" style:family="text">
      <style:text-properties fo:font-size="8pt" fo:language="de" fo:country="CH" style:font-size-asian="8pt" style:font-name-complex="Arial"/>
    </style:style>
    <style:style style:name="T4" style:family="text">
      <style:text-properties style:font-name-complex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/>
        <form:form form:name="WW-Standard1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 table:number-columns-repeated="2"/>
        <table:table-column table:style-name="Table1.M"/>
        <table:table-column table:style-name="Table1.N"/>
        <table:table-row table:style-name="Table1.1">
          <table:table-cell table:style-name="Table1.A1" table:number-columns-spanned="7" office:value-type="string">
            <text:p text:style-name="P42">Ergänzungsleistungen zur AHV und IV</text:p>
            <text:p text:style-name="P43">Prestations complémentaires à l’AVS et à l’AI</text:p>
            <text:p text:style-name="P41">Prestazioni complementari all’AVS e all’A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7" office:value-type="string">
            <text:p text:style-name="P25">Durchführungsstelle des Zuzugkantons</text:p>
            <text:p text:style-name="P24">Organe d’exécution du nouveau canton de domicile</text:p>
            <text:p text:style-name="P24">Ufficio competente del cantone del nuovo domicil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number-columns-spanned="7">
            <table:table table:is-sub-table="true">
              <table:table-column table:style-name="Table1.A2.1"/>
              <table:table-row table:style-name="Table1.A2.1">
                <table:table-cell table:style-name="Table1.A1" office:value-type="string">
                  <text:p text:style-name="P39">Wechsel des Wohnsitzkantons</text:p>
                  <text:p text:style-name="P40">Changement du canton de domicile</text:p>
                  <text:p text:style-name="P38">Cambiamento del cantone di domicilio</text:p>
                </table:table-cell>
              </table:table-row>
              <table:table-row table:style-name="Table1.A2.2">
                <table:table-cell table:style-name="Table1.A1" office:value-type="string">
                  <text:p text:style-name="P35"><text:bookmark-start text:name="Texte27"/>B<text:bookmark-end text:name="Texte27"/>ei Auswahlfragen das Zutreffende ankreuzen</text:p>
                  <text:p text:style-name="P36">Pour les questions posant une alternative, marquer d’une croix ce qui convient</text:p>
                  <text:p text:style-name="P37">Indicare con crocetta quanto conviene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table:number-columns-spanned="7" office:value-type="string">
            <text:p text:style-name="Standard">%=ORGANE_EXECUTION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46"><text:bookmark-start text:name="CaseACocher1"/><draw:frame draw:style-name="fr4" draw:name="graphics2" text:anchor-type="as-char" svg:width="0.3cm" svg:height="0.3cm" draw:z-index="4"><draw:image xlink:href="Pictures/100000000000000C0000000C72CDBB5E.png" xlink:type="simple" xlink:show="embed" xlink:actuate="onLoad"/></draw:frame><text:bookmark-end text:name="CaseACocher1"/></text:p>
          </table:table-cell>
          <table:table-cell table:style-name="Table1.A1" table:number-columns-spanned="6" office:value-type="string">
            <text:p text:style-name="P48">Meldung des Wegzugkantons</text:p>
            <text:p text:style-name="P24">Communication de l’ancien canton de domicile</text:p>
            <text:p text:style-name="P24">Communicazione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" table:number-columns-spanned="7" office:value-type="string">
            <text:p text:style-name="P27">Neue Adresse und Personalien des Versicherten</text:p>
            <text:p text:style-name="P24">Nouvelle adresse et état personnel de l’assuré</text:p>
            <text:p text:style-name="P24">Indirizzo nuovo e dati personali dell’assicu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office:value-type="string">
            <text:p text:style-name="P47"><text:bookmark-start text:name="CaseACocher2"/><draw:frame draw:style-name="fr4" draw:name="graphics4" text:anchor-type="as-char" svg:width="0.3cm" svg:height="0.3cm" draw:z-index="5"><draw:image xlink:href="Pictures/100000000000000C0000000CB07DB53F.png" xlink:type="simple" xlink:show="embed" xlink:actuate="onLoad"/></draw:frame><text:bookmark-end text:name="CaseACocher2"/></text:p>
          </table:table-cell>
          <table:table-cell table:style-name="Table1.A1" table:number-columns-spanned="6" office:value-type="string">
            <text:p text:style-name="P25">Rückfrage des Zuzugkantons</text:p>
            <text:p text:style-name="P24">Demande de renseignements du nouveau canton de domicile</text:p>
            <text:p text:style-name="P24">Richiesta di dati del cantone del nuovo domicil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" table:number-columns-spanned="4" office:value-type="string">
            <text:p text:style-name="P30">Versichertennummer</text:p>
            <text:p text:style-name="P29">N° d’assuré</text:p>
            <text:p text:style-name="P29">N. d’assicurato</text:p>
          </table:table-cell>
          <table:covered-table-cell/>
          <table:covered-table-cell/>
          <table:covered-table-cell/>
          <table:table-cell table:style-name="Table1.H1" table:number-columns-spanned="3" office:value-type="string">
            <text:p text:style-name="P21">%=<text:bookmark-start text:name="Texte32"/>NO_ASSURE=%<text:bookmark-end text:name="Texte32"/></text:p>
          </table:table-cell>
          <table:covered-table-cell/>
          <table:covered-table-cell/>
        </table:table-row>
        <table:table-row table:style-name="Table1.2">
          <table:table-cell table:style-name="Table1.A5" office:value-type="string">
            <text:p text:style-name="P10"/>
          </table:table-cell>
          <table:table-cell table:number-columns-spanned="13">
            <table:table table:is-sub-table="true">
              <table:table-column table:style-name="Table1.B5.1"/>
              <table:table-column table:style-name="Table1.B5.2"/>
              <table:table-column table:style-name="Table1.B5.3"/>
              <table:table-column table:style-name="Table1.B5.4"/>
              <table:table-row table:style-name="Table1.B5.1">
                <table:table-cell table:style-name="Table1.H3" office:value-type="string">
                  <text:p text:style-name="P14">Bischerige Adresse</text:p>
                  <text:p text:style-name="P14">Ancienne adresse</text:p>
                  <text:p text:style-name="P14">Indirizzo precedente</text:p>
                </table:table-cell>
                <table:table-cell table:style-name="Table1.B5.2.1" office:value-type="string">
                  <text:p text:style-name="P10"/>
                </table:table-cell>
                <table:table-cell table:style-name="Table1.B5.3.1" office:value-type="string">
                  <text:p text:style-name="P12">Name und Vorname</text:p>
                  <text:p text:style-name="P11">Nom et prénom</text:p>
                  <text:p text:style-name="P15">Cognome e nome</text:p>
                </table:table-cell>
                <table:table-cell table:style-name="Table1.B5.4.1" office:value-type="string">
                  <text:p text:style-name="P10">%=<text:bookmark-start text:name="Texte31"/>NOM_PRENOM=%<text:bookmark-end text:name="Texte31"/></text:p>
                </table:table-cell>
              </table:table-row>
              <table:table-row table:style-name="Table1.2">
                <table:table-cell table:style-name="Table1.H1" office:value-type="string">
                  <text:p text:style-name="P10">%=ANCIENNE_ADRESSE=%</text:p>
                </table:table-cell>
                <table:table-cell table:number-columns-spanned="3">
                  <table:table table:is-sub-table="true">
                    <table:table-column table:style-name="Table1.B5.2.2.1"/>
                    <table:table-column table:style-name="Table1.B5.3"/>
                    <table:table-column table:style-name="Table1.B5.2.2.3"/>
                    <table:table-row table:style-name="Table1.B5.2.2.1">
                      <table:table-cell table:style-name="Table1.B5.2.1" office:value-type="string">
                        <text:p text:style-name="P10"><text:bookmark text:name="Texte33"/></text:p>
                      </table:table-cell>
                      <table:table-cell table:style-name="Table1.B5.2.2.2.1" office:value-type="string">
                        <text:p text:style-name="P17">Evtl. gesetzl. Vertreter</text:p>
                        <text:p text:style-name="P16">Event. représentant légal</text:p>
                        <text:p text:style-name="P16">Ev. rappresentante legale</text:p>
                      </table:table-cell>
                      <table:table-cell table:style-name="Table1.B5.2.2.3.1" office:value-type="string">
                        <text:p text:style-name="P10"><text:bookmark-start text:name="Texte30"/>%<text:bookmark-end text:name="Texte30"/>=TUTELLE=%</text:p>
                      </table:table-cell>
                    </table:table-row>
                    <table:table-row table:style-name="Table1.B5.2.2.1">
                      <table:table-cell table:style-name="Table1.B5.2.1" office:value-type="string">
                        <text:p text:style-name="P10"/>
                      </table:table-cell>
                      <table:table-cell table:style-name="Table1.B5.2.2.2.1" office:value-type="string">
                        <text:p text:style-name="P12">Strasse</text:p>
                        <text:p text:style-name="P11">Rue</text:p>
                        <text:p text:style-name="P13">Via</text:p>
                      </table:table-cell>
                      <table:table-cell table:style-name="Table1.B5.2.2.3.1" office:value-type="string">
                        <text:p text:style-name="P10"><text:bookmark-start text:name="Texte29"/>%<text:bookmark-end text:name="Texte29"/>=RUE=%</text:p>
                      </table:table-cell>
                    </table:table-row>
                    <table:table-row table:style-name="Table1.B5.2.2.3">
                      <table:table-cell table:style-name="Table1.B5.2.1" office:value-type="string">
                        <text:p text:style-name="P10"/>
                      </table:table-cell>
                      <table:table-cell table:style-name="Table1.B5.2.2.2.3" office:value-type="string">
                        <text:p text:style-name="P12">Wohnort</text:p>
                        <text:p text:style-name="P11">Lieu de domicile</text:p>
                        <text:p text:style-name="P15">Domicilio</text:p>
                      </table:table-cell>
                      <table:table-cell table:style-name="Table1.B5.2.2.3.3" office:value-type="string">
                        <text:p text:style-name="P10"><text:bookmark-start text:name="Texte28"/>%<text:bookmark-end text:name="Texte28"/>=DOMICILE=%</text:p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9">Betrag der monatlichen EL</text:p>
            <text:p text:style-name="P24">Montant de la PC mensuelle</text:p>
            <text:p text:style-name="P24">Importo della PC mensile</text:p>
          </table:table-cell>
          <table:covered-table-cell/>
          <table:covered-table-cell/>
          <table:covered-table-cell/>
          <table:table-cell table:style-name="Table1.A1" office:value-type="string">
            <text:p text:style-name="P33"><text:span text:style-name="T2">F</text:span><text:span text:style-name="T3">r.</text:span></text:p>
            <text:p text:style-name="P26">Fr.</text:p>
            <text:p text:style-name="P26">Fr.</text:p>
          </table:table-cell>
          <table:table-cell table:style-name="Table1.A1" table:number-columns-spanned="3" office:value-type="string">
            <text:p text:style-name="P22"><text:bookmark-start text:name="Texte26"/>%<text:bookmark-end text:name="Texte26"/>=MONTANT_PC=%</text:p>
          </table:table-cell>
          <table:covered-table-cell/>
          <table:covered-table-cell/>
          <table:table-cell table:style-name="Table1.A1" table:number-columns-spanned="4" office:value-type="string">
            <text:p text:style-name="P9">Auszahlung bis</text:p>
            <text:p text:style-name="P7">Payée jusqu’au</text:p>
            <text:p text:style-name="P24">Pagata sino al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4">%=<text:bookmark-start text:name="Texte25"/>DATE_FIN_VERSEMENT=%<text:bookmark-end text:name="Texte25"/></text:p>
          </table:table-cell>
          <table:covered-table-cell/>
        </table:table-row>
        <table:table-row table:style-name="Table1.4">
          <table:table-cell table:style-name="Table1.A1" table:number-columns-spanned="9" office:value-type="string">
            <text:p text:style-name="P45">Im laufenden Jahr vergütete Krankheitskosten</text:p>
            <text:p text:style-name="P6">Frais de maladie remboursés l’année en cours</text:p>
            <text:p text:style-name="P26">Spese di malattia rimborsati nell’anno in cors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5">Fr.</text:p>
            <text:p text:style-name="P24">Fr.</text:p>
            <text:p text:style-name="P24">Fr.</text:p>
          </table:table-cell>
          <table:table-cell table:style-name="Table1.A1" table:number-columns-spanned="4" office:value-type="string">
            <text:p text:style-name="P34"><text:bookmark-start text:name="Texte22"/>%<text:bookmark-end text:name="Texte22"/>=FRAIS_MALADI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8">Im laufenden Jahr vergütete Behinderungskosten (Art. 13 Abs. 6 ELKV)</text:p>
            <text:p text:style-name="P6">Frais résultant de l’invalidité remboursés l’année en cours (art. 13 al. 6 OMPC)</text:p>
            <text:p text:style-name="P26">Spese dovute all’invalidità rimborsati nell’anno in corso (art. 13 al. 6 OMP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7">Fr.</text:p>
            <text:p text:style-name="P26">Fr.</text:p>
            <text:p text:style-name="P26">Fr.</text:p>
          </table:table-cell>
          <table:table-cell table:style-name="Table1.A1" table:number-columns-spanned="4" office:value-type="string">
            <text:p text:style-name="P22"><text:bookmark-start text:name="Texte23"/>%<text:bookmark-end text:name="Texte23"/>=FRAIS_INVALIDIT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8">Betrag der nicht vergüteten Krankheitskosten (Selbstbehalt)</text:p>
            <text:p text:style-name="P6">Montant des frais de maladie non remboursés (franchise)</text:p>
            <text:p text:style-name="P24">Importo delle spese di malattia non rimborsati (partecipazion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7">Fr.</text:p>
            <text:p text:style-name="P26">Fr.</text:p>
            <text:p text:style-name="P26">Fr.</text:p>
          </table:table-cell>
          <table:table-cell table:style-name="Table1.A1" table:number-columns-spanned="4" office:value-type="string">
            <text:p text:style-name="P22"><text:bookmark-start text:name="Texte24"/>%<text:bookmark-end text:name="Texte24"/>=FRAIS_NON_REMBOURSES=%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P31">Mit dem Wegzug entfällt die Ausrichtung der EL durch unseren Kanton. Für den weiteren Bezug hat der Versicherte im Zuzugkanton eine neue Anmeldung einzureich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P32">Le transfert du domicile met fin au versement d’une PC par notre canton. Pour continuer à bénéficier d’une PC, l’assuré doit présenter une nouvelle demande dans le nouveau canton de domic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P32">Con la partenza dell’assicurato il nostro cantone non verserà più la PC. Per l’ulteriore assegnazione di PC, l’assicurato deve presentare una nuova richiesta nel cantone del nuovo domicil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3" office:value-type="string">
            <text:p text:style-name="P18">Datum / Date / Data</text:p>
          </table:table-cell>
          <table:covered-table-cell/>
          <table:covered-table-cell/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8" office:value-type="string">
            <text:p text:style-name="P18">Stempel und Unterschrift des Wegzugkantons</text:p>
            <text:p text:style-name="P18">Sceau et signature de l’ancien canton de domicile</text:p>
            <text:p text:style-name="P18">Timbro e firma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3" table:number-columns-spanned="3" office:value-type="string">
            <text:p text:style-name="P18"><text:span text:style-name="T4">Sion, le </text:span><text:bookmark-start text:name="Texte21"/><text:span text:style-name="T4">%</text:span><text:bookmark-end text:name="Texte21"/><text:span text:style-name="T4">=DATE_DECISION=%</text:span></text:p>
          </table:table-cell>
          <table:covered-table-cell/>
          <table:covered-table-cell/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le1.A13" office:value-type="string">
            <text:p text:style-name="P18"/>
          </table:table-cell>
        </table:table-row>
        <table:table-row table:style-name="Table1.2"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7" office:value-type="string">
            <text:p text:style-name="P18">Caisse cantonale de compensation du Canton du Valais</text:p>
            <text:p text:style-name="P18">1951 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3" office:value-type="string">
            <text:p text:style-name="P18"/>
          </table:table-cell>
        </table:table-row>
        <table:table-row table:style-name="Table1.16">
          <table:table-cell table:style-name="Table1.A13" table:number-columns-spanned="14" office:value-type="string">
            <text:p text:style-name="P44">Beilagen / Annexes / Alleg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3" table:number-columns-spanned="2" office:value-type="string">
            <text:p text:style-name="P20"><text:bookmark-start text:name="CaseACocher3"/><draw:frame draw:style-name="fr4" draw:name="graphics3" text:anchor-type="as-char" svg:width="0.3cm" svg:height="0.3cm" draw:z-index="0"><draw:image xlink:href="Pictures/100000000000000C0000000C72CDBB5E.png" xlink:type="simple" xlink:show="embed" xlink:actuate="onLoad"/></draw:frame><text:bookmark-end text:name="CaseACocher3"/></text:p>
          </table:table-cell>
          <table:covered-table-cell/>
          <table:table-cell table:style-name="Table1.A13" table:number-columns-spanned="12" office:value-type="string">
            <text:p text:style-name="P28">Kopie des EL-Berechnungsblattes</text:p>
            <text:p text:style-name="P23">Copie de la feuille de calcul PC</text:p>
            <text:p text:style-name="P23">Copia del foglio di conteggio delle P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ill Sans MT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" fo:font-size="9pt" style:font-size-asian="9pt" style:font-name-complex="Arial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0.75cm"/>
        </style:tab-stops>
      </style:paragraph-properties>
      <style:text-properties fo:font-size="14pt" fo:language="fr" fo:country="CH" style:font-size-asian="14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fo:keep-with-next="always">
        <style:tab-stops>
          <style:tab-stop style:position="0.801cm"/>
        </style:tab-stops>
      </style:paragraph-properties>
      <style:text-properties fo:text-transform="uppercase" fo:language="fr" fo:country="CH" fo:font-weight="bold" style:font-weight-asian="bold" style:font-size-complex="10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9pt" style:font-size-asian="9pt" style:font-style-complex="italic"/>
    </style:style>
    <style:style style:name="Text" style:family="paragraph" style:class="extra">
      <style:paragraph-properties fo:text-align="justify" style:justify-single-word="false" fo:orphans="2" fo:widows="2"/>
      <style:text-properties style:use-window-font-color="true" style:font-name="Gill Sans MT" fo:font-size="11pt" fo:language="fr" fo:country="FR" style:font-name-asian="Arial" style:font-size-asian="11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2pt" fo:language="zxx" fo:country="none" style:font-size-asian="2pt" style:language-asian="zxx" style:country-asian="none" style:font-size-complex="2pt"/>
    </style:style>
    <style:style style:name="M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MP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fo:color="#000000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MP4" style:family="paragraph" style:parent-style-name="Table_20_Contents">
      <style:paragraph-properties fo:text-align="start" style:justify-single-word="false"/>
      <style:text-properties fo:color="#333333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MP5" style:family="paragraph" style:parent-style-name="Table_20_Contents">
      <style:paragraph-properties fo:line-height="100%" fo:text-align="start" style:justify-single-word="false"/>
      <style:text-properties fo:color="#333333" style:font-name="Arial" fo:font-size="8pt" style:font-size-asian="8pt" style:font-size-complex="8pt"/>
    </style:style>
    <style:style style:name="MT1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4cm" fo:margin-bottom="0.365cm" fo:margin-left="1.501cm" fo:margin-right="1.501cm" style:writing-mode="lr-tb" style:layout-grid-color="#c0c0c0" style:layout-grid-lines="44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91cm" fo:margin-left="0cm" fo:margin-right="0cm" fo:margin-bottom="2.755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-0.111cm" svg:y="0.441cm" svg:width="18.24cm" svg:height="2.415cm" draw:z-index="1"><draw:text-box><text:p text:style-name="MP2"><draw:frame draw:style-name="Mfr2" draw:name="images1" text:anchor-type="paragraph" svg:x="11.922cm" svg:y="-0.051cm" svg:width="6.29cm" svg:height="1.896cm" draw:z-index="2"><draw:image xlink:href="Pictures/1000020100000347000000FDF86C4AE7.png" xlink:type="simple" xlink:show="embed" xlink:actuate="onLoad"/></draw:frame><draw:frame draw:style-name="Mfr3" draw:name="Image2" text:anchor-type="paragraph" svg:x="0.079cm" svg:y="0.106cm" svg:width="1.937cm" svg:height="1.207cm" draw:z-index="3"><draw:image xlink:href="Pictures/100000000000014A000000C5B808C140.jpg" xlink:type="simple" xlink:show="embed" xlink:actuate="onLoad"/></draw:frame><text:tab/><text:tab/><text:tab/>_____________________________________</text:p><text:p text:style-name="MP2"><text:tab/><text:tab/><text:tab/><text:span text:style-name="MT1">Caisse de compensation du Canton du Valais</text:span></text:p><text:p text:style-name="MP3"><text:tab/><text:tab/><text:tab/>Avenue Pratifori 22, case postale 180, 1951 Sion</text:p><text:p text:style-name="MP3"><text:tab/><text:tab/><text:tab/>Tél 027 324 91 11, Fax 027 324 91 12</text:p><text:p text:style-name="MP4"><text:tab/><text:tab/><text:tab/>info@avs.vs.ch, www.avs.vs.ch</text:p><text:p text:style-name="MP5"/></draw:text-box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dc:title>Ergänzungsleistungen zur AHV und IV</dc:title>
    <meta:initial-creator>Utilisateur</meta:initial-creator>
    <meta:creation-date>2004-11-05T10:23:00</meta:creation-date>
    <dc:date>2022-09-15T09:34:19.12</dc:date>
    <meta:print-date>2016-07-07T08:53:37.48</meta:print-date>
    <meta:editing-cycles>46</meta:editing-cycles>
    <meta:editing-duration>PT3H42M47S</meta:editing-duration>
    <meta:document-statistic meta:table-count="1" meta:image-count="5" meta:object-count="0" meta:page-count="1" meta:paragraph-count="100" meta:word-count="451" meta:character-count="3172"/>
    <dc:creator>Jean-Philippe Joubert</dc:creator>
    <meta:user-defined meta:name="Info 1"/>
    <meta:user-defined meta:name="Info 2"/>
    <meta:user-defined meta:name="Info 3"/>
    <meta:user-defined meta:name="Info 4"/>
  </office:meta>
</office:document-meta>
</file>